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.6875in" table:align="left"/>
    </style:style>
    <style:style style:name="Table1.A" style:family="table-column">
      <style:table-column-properties style:column-width="1.687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6.6931in"/>
    </style:style>
    <style:style style:name="Table2.A1" style:family="table-cell">
      <style:table-cell-properties style:vertical-align="middle" fo:padding="0.0194in" fo:border="none"/>
    </style:style>
    <style:style style:name="Table2.3" style:family="table-row">
      <style:table-row-properties style:min-row-height="1.9778in"/>
    </style:style>
    <style:style style:name="Table3" style:family="table">
      <style:table-properties style:width="6.6875in" table:align="left"/>
    </style:style>
    <style:style style:name="Table3.A" style:family="table-column">
      <style:table-column-properties style:column-width="6.6875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text-align="center" style:justify-single-word="false"/>
      <style:text-properties fo:font-size="12pt" officeooo:rsid="0015270b" officeooo:paragraph-rsid="0015270b" style:font-size-asian="12pt" style:font-size-complex="12pt"/>
    </style:style>
    <style:style style:name="P2" style:family="paragraph" style:parent-style-name="Standard">
      <style:text-properties officeooo:rsid="0015270b" officeooo:paragraph-rsid="0015270b"/>
    </style:style>
    <style:style style:name="P3" style:family="paragraph" style:parent-style-name="Standard">
      <style:paragraph-properties fo:text-align="center" style:justify-single-word="false"/>
      <style:text-properties officeooo:rsid="0015270b" officeooo:paragraph-rsid="0015270b"/>
    </style:style>
    <style:style style:name="P4" style:family="paragraph" style:parent-style-name="Standard">
      <style:paragraph-properties fo:text-align="start" style:justify-single-word="false"/>
      <style:text-properties officeooo:rsid="0015270b" officeooo:paragraph-rsid="0015270b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5270b" officeooo:paragraph-rsid="0015270b" style:font-style-asian="italic" style:font-style-complex="italic"/>
    </style:style>
    <style:style style:name="P6" style:family="paragraph" style:parent-style-name="Standard">
      <style:text-properties fo:font-style="italic" officeooo:rsid="0015270b" officeooo:paragraph-rsid="0015270b" style:font-style-asian="italic" style:font-style-complex="italic"/>
    </style:style>
    <style:style style:name="P7" style:family="paragraph" style:parent-style-name="Standard">
      <style:text-properties fo:font-style="italic" fo:font-weight="bold" officeooo:rsid="0015270b" officeooo:paragraph-rsid="0015270b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weight="bold" officeooo:rsid="0015270b" officeooo:paragraph-rsid="0015270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5270b" officeooo:paragraph-rsid="0015270b" style:font-weight-asian="bold" style:font-weight-complex="bold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text-properties officeooo:paragraph-rsid="0015270b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officeooo:rsid="0015270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bookmark text:name="il_mhead_t_focus"/>Machine Learning and Optimization for Algorithm Design</text:h>
      <text:p text:style-name="P3">Syed Mohsin Ali</text:p>
      <text:p text:style-name="P4">Exercise 6</text:p>
      <text:p text:style-name="P4"/>
      <text:p text:style-name="P4"><text:span text:style-name="T3">Q1: </text:span></text:p>
      <text:p text:style-name="P9">DataSet:SAT11-RAND</text:p>
      <text:p text:style-name="P4"><text:span text:style-name="T2">('Oracle:', 9186.4405650033332)</text:span></text:p>
      <text:p text:style-name="P5">('SB:', 19916.355933076662)</text:p>
      <text:p text:style-name="P2"/>
      <text:p text:style-name="P8">DataSet:SAT11-INDU</text:p>
      <text:p text:style-name="P6">('Oracle:', 8187.5178182066666)</text:p>
      <text:p text:style-name="P6">('SB:', 14605.904255913325)</text:p>
      <text:p text:style-name="P6"/>
      <text:p text:style-name="P7">Q2:</text:p>
      <text:p text:style-name="P7">DataSet:SAT11-INDU</text:p>
      <text:p text:style-name="P6"/>
      <text:p text:style-name="P6">('assignment:', {u'minisathackLR_GL_SHR_2011-03-02': 66.0,</text:p>
      <text:p text:style-name="P6">u'SAT09referencesolverprecosat_236': 413.0,</text:p>
      <text:p text:style-name="P6">u'SAT09referencesolverglucose_1.0': 164.0,</text:p>
      <text:p text:style-name="P6">u'minisathackMiniSAT_2.2.0-agile-26': 306.0,</text:p>
      <text:p text:style-name="P6">u'CryptoMiniSat_Strange-Night2-st_fixed_': 1964.0,</text:p>
      <text:p text:style-name="P6">u'minisathackminisat_psm_2011-04-01': 43.0,</text:p>
      <text:p text:style-name="P6">u'EBGlucose_1.0': 96.0, </text:p>
      <text:p text:style-name="P6">u'QuteRSat_2011-05-12_fixed_': 111.0, </text:p>
      <text:p text:style-name="P6">u'minisathackcir_minisat_2011-05-13_simp_': 160.0, u'RestartSAT_B95': 22.0,</text:p>
      <text:p text:style-name="P6">u'minisathackcontrasat_2011-03-02': 181.0,</text:p>
      <text:p text:style-name="P6">u'minisathackreferenceminisat_2.2.0': 161.0,</text:p>
      <text:p text:style-name="P6">u'Lingeling_587f_fixed_': 97.0,</text:p>
      <text:p text:style-name="P6">u'MPhaseSAT64_2011-05-14_fixed_': 64.0, u'rcl_2011-04-01': 57.0, u'minisathackEBMiniSAT_2011-03-02': 52.0, </text:p>
      <text:p text:style-name="P6">u'glucose_2': 899.0, u'glueminisat_2.2.5': 130.0})</text:p>
      <text:p text:style-name="P6"/>
      <text:p text:style-name="P6">('permutation:', [u'glueminisat_2.2.5', </text:p>
      <text:p text:style-name="P6">u'minisathackcir_minisat_2011-05-13_simp_', </text:p>
      <text:p text:style-name="P6">u'glucose_2', </text:p>
      <text:p text:style-name="P6">u'rcl_2011-04-01', u'EBGlucose_1.0',</text:p>
      <text:p text:style-name="P6">u'minisathackLR_GL_SHR_2011-03-02', </text:p>
      <text:p text:style-name="P6">u'CryptoMiniSat_Strange-Night2-st_fixed_', </text:p>
      <text:p text:style-name="P6">u'MPhaseSAT64_2011-05-14_fixed_', </text:p>
      <text:p text:style-name="P6">u'minisathackMiniSAT_2.2.0-agile-26',</text:p>
      <text:p text:style-name="P6">u'minisathackcontrasat_2011-03-02', </text:p>
      <text:p text:style-name="P6">u'SAT09referencesolverprecosat_236', </text:p>
      <text:p text:style-name="P6">u'RestartSAT_B95',</text:p>
      <text:p text:style-name="P6">u'minisathackreferenceminisat_2.2.0', </text:p>
      <text:p text:style-name="P6">u'SAT09referencesolverglucose_1.0', </text:p>
      <text:p text:style-name="P6">u'QuteRSat_2011-05-12_fixed_', </text:p>
      <text:p text:style-name="P6">u'Lingeling_587f_fixed_',</text:p>
      <text:p text:style-name="P6">u'minisathackEBMiniSAT_2011-03-02', u'minisathackminisat_psm_2011-04-01'])</text:p>
      <text:p text:style-name="P6"/>
      <text:p text:style-name="P7">('average time after optimization:', 9101.7972369666641)</text:p>
      <text:p text:style-name="P7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12"><text:bookmark text:name="file-gistfile1-txt-LC5"/>DataSet:SAT11-RAND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text:bookmark text:name="file-gistfile1-txt-LC7"/><text:bookmark text:name="file-gistfile1-txt-LC6"/></text:p>
          </table:table-cell>
        </table:table-row>
        <table:table-row>
          <table:table-cell table:style-name="Table2.A1" office:value-type="string">
            <text:p text:style-name="P11">('assignment:', {u'EagleUP_1.565.350': 646.0, </text:p>
            <text:p text:style-name="P11">u'MPhaseSAT_M_2011-02-16': 221.0,</text:p>
            <text:p text:style-name="P11">u'sparrow2011_sparrow2011_ubcsat1.2_2011-03-02': 1627.0, </text:p>
            <text:p text:style-name="P11">u'sattime2011_2011-03-02': 70.0,</text:p>
            <text:p text:style-name="P11">u'SAT09referencesolvermarch_hi_hi': 2045.0, </text:p>
            <text:p text:style-name="P11">u'SAT09referencesolvergnovelty+2_2009-03-22': 53.0, </text:p>
            <text:p text:style-name="P11">u'SAT09referencesolverTNM_2009-03-22': 56.0,</text:p>
            <text:p text:style-name="P11">u'adaptg2wsat2011_2011-03-02': 43.0, </text:p>
            <text:p text:style-name="P11">u'march_rw_2011-03-02': 234.0})<text:bookmark text:name="file-gistfile1-txt-LC8"/></text:p>
          </table:table-cell>
        </table:table-row>
        <table:table-row table:style-name="Table2.3">
          <table:table-cell table:style-name="Table2.A1" office:value-type="string">
            <text:p text:style-name="Table_20_Contents"/>
            <text:p text:style-name="P11">('permutation:', [u'sattime2011_2011-03-02', u'march_rw_2011-03-02', u'sparrow2011_sparrow2011_ubcsat1.2_2011-03-02',</text:p>
            <text:p text:style-name="P11">u'SAT09referencesolvermarch_hi_hi',</text:p>
            <text:p text:style-name="P11">u'adaptg2wsat2011_2011-03-02', </text:p>
            <text:p text:style-name="P11">u'MphaseSAT_M_2011-02-16',</text:p>
            <text:p text:style-name="P11">u'SAT09referencesolverTNM_2009-03-22',</text:p>
            <text:p text:style-name="P11">u'SAT09referencesolvergnovelty+2_2009-03-22',</text:p>
            <text:p text:style-name="P11">u'EagleUP_1.565.350'])</text:p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12"><text:bookmark text:name="file-gistfile1-txt-LC9"/>('average time a<text:span text:style-name="T1">f</text:span>ter optimization:', 9816.5711791183294)</text:p>
          </table:table-cell>
        </table:table-row>
      </table:table>
      <text:p text:style-name="P7"/>
      <text:p text:style-name="P7"/>
      <text:p text:style-name="P7"/>
      <text:p text:style-name="P7"/>
      <text:p text:style-name="P7">FeedBack:</text:p>
      <text:p text:style-name="P7"/>
      <text:p text:style-name="P7">Question1: <text:span text:style-name="T4">It was very simple question and took no more than 2 hours.</text:span></text:p>
      <text:p text:style-name="P7">Question2: <text:span text:style-name="T4">It took me lot of time to figure out what to do in this question and its implementation took even longer. I spent more than 12 hours thinking and doing this question.</text:span></text:p>
      <text:p text:style-name="P7">Question3:<text:span text:style-name="T4"> It also took me some time to figure out but since I started this question very late I only got to about 50% of this.</text:span></text:p>
      <text:p text:style-name="P7"/>
      <text:p text:style-name="P7"><text:span text:style-name="T4">Doing this sheet my comfort level with numpy has dramatically increased. The most interesting question was last one which unfortunately I might not be able to submit but still understanding concepts behind it and planning how to tackle it was fun enough.</text:span></text:p>
      <text:p text:style-name="P7"/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01:24:17.337393268</meta:creation-date>
    <dc:date>2016-01-22T01:55:51.077460428</dc:date>
    <meta:editing-duration>PT10M33S</meta:editing-duration>
    <meta:editing-cycles>1</meta:editing-cycles>
    <meta:document-statistic meta:table-count="3" meta:image-count="0" meta:object-count="0" meta:page-count="2" meta:paragraph-count="66" meta:word-count="236" meta:character-count="2982" meta:non-whitespace-character-count="2791"/>
    <meta:generator>LibreOffice/4.2.8.2$Linux_X86_64 LibreOffice_project/420m0$Build-2</meta:generator>
  </office:meta>
</office:document-meta>
</file>